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8e893" officeooo:paragraph-rsid="0018e893"/>
    </style:style>
    <style:style style:name="P2" style:family="paragraph" style:parent-style-name="Standard">
      <style:text-properties officeooo:rsid="0018e893" officeooo:paragraph-rsid="0018e893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8e893" officeooo:paragraph-rsid="0018e893" style:font-size-asian="24pt" style:font-weight-asian="bold" style:font-size-complex="24pt" style:font-weight-complex="bold"/>
    </style:style>
    <style:style style:name="P4" style:family="paragraph" style:parent-style-name="Standard" style:list-style-name="L1">
      <style:text-properties officeooo:rsid="001ad7fd" officeooo:paragraph-rsid="0018e893"/>
    </style:style>
    <style:style style:name="P5" style:family="paragraph" style:parent-style-name="Standard" style:list-style-name="L1">
      <style:text-properties officeooo:rsid="001ad7fd" officeooo:paragraph-rsid="001ad7fd"/>
    </style:style>
    <style:style style:name="P6" style:family="paragraph" style:parent-style-name="Standard">
      <style:text-properties officeooo:rsid="001ad7fd" officeooo:paragraph-rsid="001ad7fd"/>
    </style:style>
    <style:style style:name="P7" style:family="paragraph" style:parent-style-name="Standard" style:list-style-name="L2">
      <style:text-properties officeooo:rsid="001ad7fd" officeooo:paragraph-rsid="001ad7fd"/>
    </style:style>
    <style:style style:name="P8" style:family="paragraph" style:parent-style-name="Standard" style:list-style-name="L2">
      <style:text-properties officeooo:paragraph-rsid="001ad7fd"/>
    </style:style>
    <style:style style:name="P9" style:family="paragraph" style:parent-style-name="Standard" style:list-style-name="L2">
      <style:text-properties fo:font-size="14pt" fo:font-weight="bold" officeooo:paragraph-rsid="001ad7fd" style:font-weight-asian="bold" style:font-weight-complex="bold"/>
    </style:style>
    <style:style style:name="P10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1ad7fd" officeooo:paragraph-rsid="001ad7fd" style:font-weight-asian="bold" style:font-weight-complex="bold"/>
    </style:style>
    <style:style style:name="P11" style:family="paragraph" style:parent-style-name="Standard" style:list-style-name="L2">
      <style:text-properties officeooo:rsid="001cc341" officeooo:paragraph-rsid="001cc341"/>
    </style:style>
    <style:style style:name="P12" style:family="paragraph" style:parent-style-name="Standard" style:list-style-name="L2">
      <style:text-properties officeooo:rsid="001d9cde" officeooo:paragraph-rsid="001d9cde"/>
    </style:style>
    <style:style style:name="P13" style:family="paragraph" style:parent-style-name="Standard" style:list-style-name="">
      <style:text-properties officeooo:rsid="001d9cde" officeooo:paragraph-rsid="001d9cde"/>
    </style:style>
    <style:style style:name="P14" style:family="paragraph" style:parent-style-name="Standard" style:list-style-name="L2">
      <style:paragraph-properties fo:break-before="page"/>
      <style:text-properties fo:font-size="14pt" fo:font-weight="bold" officeooo:rsid="001d9cde" officeooo:paragraph-rsid="001d9cde" style:font-weight-asian="bold" style:font-weight-complex="bold"/>
    </style:style>
    <style:style style:name="T1" style:family="text">
      <style:text-properties officeooo:rsid="001ad7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ut-on se connaître soi-même ?</text:p>
      <text:p text:style-name="P2"/>
      <text:p text:style-name="P2">« Peut-on » → Question de légitimité ou de capacité ?</text:p>
      <text:p text:style-name="P2">→ Question de capacité</text:p>
      <text:p text:style-name="P2"/>
      <text:list xml:id="list5570566697798164515" text:style-name="L1">
        <text:list-item>
          <text:p text:style-name="P4">Il semble que oui car on a un accès direct à nos représentations </text:p>
        </text:list-item>
        <text:list-item>
          <text:p text:style-name="P5">Mais il paraît difficile de se connaître soi-même parce qu’il y a des personnes qui ne se rendent pas compte de certains traits de caractères qui apparaissent à beaucoup d’autres </text:p>
        </text:list-item>
      </text:list>
      <text:p text:style-name="P6"/>
      <text:list xml:id="list9122216565085507116" text:style-name="L2">
        <text:list-item>
          <text:p text:style-name="P10">Il semble possible de se connaître soi-même</text:p>
          <text:list>
            <text:list-item>
              <text:p text:style-name="P9"><text:span text:style-name="T1">La conscience de soi et la proximité de soi à soi</text:span></text:p>
              <text:list>
                <text:list-header>
                  <text:p text:style-name="P7">Cette proximité est rendue possible par la conscience de moi-même </text:p>
                  <text:p text:style-name="P7">Définition de la conscience : </text:p>
                  <text:list>
                    <text:list-item>
                      <text:p text:style-name="P8"><text:span text:style-name="T1">Faculté de se rendre compte de quelque chose </text:span></text:p>
                    </text:list-item>
                    <text:list-item>
                      <text:p text:style-name="P7">La conscience se répartie en 3, selon dont on se rend compte : </text:p>
                      <text:list>
                        <text:list-item>
                          <text:p text:style-name="P7">Conscience psychologique </text:p>
                          <text:list>
                            <text:list-header>
                              <text:p text:style-name="P7">Conscience d’objet </text:p>
                              <text:list>
                                <text:list-header>
                                  <text:p text:style-name="P7">C’est quand on a conscience du monde extérieur </text:p>
                                </text:list-header>
                              </text:list>
                              <text:p text:style-name="P7">Conscience de soi </text:p>
                              <text:list text:continue-numbering="true">
                                <text:list-header>
                                  <text:p text:style-name="P7">C’est quand on a conscience de soi-même </text:p>
                                </text:list-header>
                              </text:list>
                            </text:list-header>
                          </text:list>
                        </text:list-item>
                        <text:list-item>
                          <text:p text:style-name="P7">Conscience morale </text:p>
                          <text:list>
                            <text:list-item>
                              <text:list>
                                <text:list-header>
                                  <text:p text:style-name="P7">Lorsque ce dont se rend compte est la valeur de l’acte, et qu’on les juge selon le critère du bien et du mal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  <text:list-item>
                  <text:p text:style-name="P11">La conscience se présente comme un savoir </text:p>
                  <text:list>
                    <text:list-item>
                      <text:p text:style-name="P11">Je peux me rendre compte de mes pensées et de mes vécus affectifs </text:p>
                    </text:list-item>
                  </text:list>
                </text:list-item>
                <text:list-item>
                  <text:p text:style-name="P11">On ne doute pas de ce que la conscience nous apprend sur nous-même, parce qu’il s’agit d’un savoir direct </text:p>
                </text:list-item>
                <text:list-item>
                  <text:p text:style-name="P11">La conscience me permet de connaître mon identité </text:p>
                  <text:list>
                    <text:list-item>
                      <text:p text:style-name="P11">3 sens de l’identité : </text:p>
                      <text:list>
                        <text:list-header>
                          <text:p text:style-name="P11">« Pierre et Paul ont la même voiture »</text:p>
                        </text:list-header>
                        <text:list-item>
                          <text:p text:style-name="P11">L’identité numérique </text:p>
                          <text:list>
                            <text:list-header>
                              <text:p text:style-name="P11">« même » → une seule voiture pour deux </text:p>
                            </text:list-header>
                          </text:list>
                        </text:list-item>
                        <text:list-item>
                          <text:p text:style-name="P11">L’identité spécifique ou qualitative </text:p>
                          <text:list>
                            <text:list-header>
                              <text:p text:style-name="P11">« même » → deux voitures identiques </text:p>
                            </text:list-header>
                          </text:list>
                        </text:list-item>
                        <text:list-item>
                          <text:p text:style-name="P11">L’identité personnelle </text:p>
                          <text:list>
                            <text:list-header>
                              <text:p text:style-name="P11">Le fait pour une personne d’être la même tout au long de sa vie 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11">Quel est le critère de l’identité ? </text:p>
                      <text:list>
                        <text:list-item>
                          <text:p text:style-name="P11">Critère psychologique </text:p>
                        </text:list-item>
                        <text:list-item>
                          <text:p text:style-name="P11">Critère corporel / physiologique </text:p>
                        </text:list-item>
                      </text:list>
                    </text:list-item>
                  </text:list>
                </text:list-item>
                <text:list-item>
                  <text:p text:style-name="P12">Spécificité de la conscience, capable de 3 choses : </text:p>
                  <text:list>
                    <text:list-item>
                      <text:p text:style-name="P12">Avoir connaissance de ses actions, de ses pensées présentes </text:p>
                    </text:list-item>
                    <text:list-item>
                      <text:p text:style-name="P12">Avoir connaissance de ses actions, de ses pensées passées </text:p>
                    </text:list-item>
                    <text:list-item>
                      <text:p text:style-name="P12">Être capable de faire le lien entre les deux, en les attribuant à la même personne 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91209736392831" text:continue-numbering="true" text:style-name="L2">
        <text:list-item>
          <text:list>
            <text:list-item>
              <text:p text:style-name="P14">Si je ne me connaissais pas, je ne pourrais même pas dire « je »</text:p>
              <text:list>
                <text:list-item>
                  <text:p text:style-name="P12">Est-ce que je suis le sujet de mes pensées ? </text:p>
                  <text:list>
                    <text:list-item>
                      <text:p text:style-name="P12">D’un côté je ne suis peut-être pas l’auteur de mes pensées dans la mesure où je suis influencé </text:p>
                    </text:list-item>
                    <text:list-item>
                      <text:p text:style-name="P12">D’un autre côté, je suis le sujet de mes pensées, car même influencée, au moment où je la pense, il ne fait pas de doute que c’est moi qui pense </text:p>
                    </text:list-item>
                    <text:list-item>
                      <text:p text:style-name="P12">Sujet, plusieurs sens :</text:p>
                      <text:list>
                        <text:list-item>
                          <text:p text:style-name="P12">Le sujet d’une conversation, le thème </text:p>
                        </text:list-item>
                        <text:list-item>
                          <text:p text:style-name="P12">Le sujet grammatical </text:p>
                        </text:list-item>
                        <text:list-item>
                          <text:p text:style-name="P12">Le sujet au sens politique (un roi gouverne ses sujets) </text:p>
                        </text:list-item>
                        <text:list-item>
                          <text:p text:style-name="P12">Un sens plus philosophique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e893" officeooo:paragraph-rsid="0018e8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hilosophie<text:tab/><text:tab/>Peut-on se connaître soi-même ?</text:p>
      </style:header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8:49:45.601000000</meta:creation-date>
    <dc:date>2019-05-20T09:12:08.733000000</dc:date>
    <meta:editing-duration>PT10M24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48" meta:word-count="461" meta:character-count="2411" meta:non-whitespace-character-count="1993"/>
  </office:meta>
</office:document-meta>
</file>